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SaldosYMovimientosIn2020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Saldos y Movimientos IN 2020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Saldos y Movimientos de la deuda pública interna de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</text:p>
          </table:table-cell>
          <table:table-cell office:value-type="string" table:style-name="ce3">
            <text:p>Columna que muestra el año al que corresponde el cálculo estadístico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S<text:s/></text:p>
          </table:table-cell>
          <table:table-cell office:value-type="string" table:style-name="ce3">
            <text:p>Columna que muestra el mes al que corresponde el cálculo estadístico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PT (para agregado)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“1” las instituciones que forman parte del Sector Público Total <text:s/>- SPT a nivel <text:s/>agregado y “0” son las instituciones que no pertenecen a esta clasificació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PNF(para agregado)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<text:s/>“1” <text:s/>las <text:s/>instituciones <text:s/>que <text:s/>forman <text:s/>parte <text:s/>del <text:s/>Sector <text:s/>Público <text:s/>No <text:s/>Financiero <text:s/>- <text:s/>SPNF <text:s/>a <text:s/>nivel <text:s/>agregado <text:s/>y <text:s/>“0” <text:s/>son <text:s/>las <text:s/>instituciones <text:s/>que <text:s/>no <text:s/>pertenecen <text:s/>a <text:s/>esta <text:s/>clasificació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GE (para agregado)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“1” las instituciones que forman parte del Presupuesto General del Estado - <text:s/>PGE <text:s/>a <text:s/>nivel <text:s/>agregado <text:s/>y <text:s/>“0” <text:s/>son <text:s/>las <text:s/>instituciones <text:s/>que <text:s/>no <text:s/>pertenecen <text:s/>a <text:s/>esta <text:s/>clasificació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PT (para consolidado)</text:p>
          </table:table-cell>
          <table:table-cell office:value-type="string" table:style-name="ce3">
            <text:p><text:s/>Variable <text:s/>de <text:s/>control <text:s/>que <text:s/>permite <text:s/>identificar <text:s/>mediante <text:s/>el <text:s/>valor <text:s/>lógico “1” las instituciones que forman parte del Sector Público Total <text:s/>- SPT a nivel <text:s/>consolidado y “0” son las instituciones que no pertenecen a esta clasificació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SPNF(para consolidado)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<text:s/>“1” <text:s/>las <text:s/>instituciones <text:s/>que <text:s/>forman <text:s/>parte <text:s/>del <text:s/>Sector <text:s/>Público <text:s/>No <text:s/>Financiero <text:s/>- <text:s/>SPNF <text:s/>a <text:s/>nivel <text:s/>consolidado <text:s/>y <text:s/>“0” <text:s/>son <text:s/>las <text:s/>instituciones <text:s/>que <text:s/>no <text:s/>pertenecen <text:s/>a <text:s/>esta <text:s/>clasificación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GE (para consolidado)</text:p>
          </table:table-cell>
          <table:table-cell office:value-type="string" table:style-name="ce3">
            <text:p>Variable <text:s/>de <text:s/>control <text:s/>que <text:s/>permite <text:s/>identificar <text:s/>mediante <text:s/>el <text:s/>valor <text:s/>lógico “1” las instituciones que forman parte del Presupuesto General del Estado - <text:s/>PGE <text:s/>a <text:s/>nivel <text:s/>consolidado <text:s/>y <text:s/>“0” <text:s/>son <text:s/>las <text:s/>instituciones <text:s/>que <text:s/>no <text:s/>pertenecen <text:s/>a <text:s/>esta <text:s/>clasificación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TIPO DE ACREEDOR GENERAL<text:s/></text:p>
          </table:table-cell>
          <table:table-cell office:value-type="string" table:style-name="ce3">
            <text:p>Clasificación a nivel macro de los tipos de instrumentos de deuda con acreedores resident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TIPO DE ACREEDORS ESPECÍFICO<text:s/></text:p>
          </table:table-cell>
          <table:table-cell office:value-type="string" table:style-name="ce3">
            <text:p>Clasificación específica de los tipos de <text:s/>instrumentos de deuda con acreedores residentes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ALDO AL MES ANTERIOR<text:s/></text:p>
          </table:table-cell>
          <table:table-cell office:value-type="string" table:style-name="ce3">
            <text:p>Muestra el monto de los saldos al mes anterior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DESEMBOLSOS<text:s/></text:p>
          </table:table-cell>
          <table:table-cell office:value-type="string" table:style-name="ce3">
            <text:p>Muestra el monto desembolsado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AMORTIZACIONES<text:s/></text:p>
          </table:table-cell>
          <table:table-cell office:value-type="string" table:style-name="ce3">
            <text:p>Muestra el monto amortizado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INTERESES<text:s/></text:p>
          </table:table-cell>
          <table:table-cell office:value-type="string" table:style-name="ce3">
            <text:p>Corresponde al monto de los intereses al corte de la información con la <text:s/>que se realiza el boletín de deuda pública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SALDO DEL MES<text:s/></text:p>
          </table:table-cell>
          <table:table-cell office:value-type="string" table:style-name="ce3">
            <text:p>Muestra el monto de los saldos al corte de la información con la <text:s/>que se realiza el boletín de deuda pública</text:p>
          </table:table-cell>
          <table:table-cell table:number-columns-repeated="16382"/>
        </table:table-row>
        <table:table-row table:number-rows-repeated="10485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8:29Z</dc:date>
  </office:meta>
</office:document-meta>
</file>